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1f328" officeooo:paragraph-rsid="0051f328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535689" officeooo:paragraph-rsid="00535689" style:font-weight-asian="normal" style:font-weight-complex="normal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officeooo:rsid="002d7a96"/>
    </style:style>
    <style:style style:name="T2" style:family="text">
      <style:text-properties officeooo:rsid="004fff3f"/>
    </style:style>
    <style:style style:name="T3" style:family="text">
      <style:text-properties officeooo:rsid="00540482"/>
    </style:style>
    <style:style style:name="T4" style:family="text">
      <style:text-properties officeooo:rsid="00562af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9" svg:x1="-0.034cm" svg:y1="0.245cm" svg:x2="17.058cm" svg:y2="0.298cm"><text:p/></draw:line></text:p>
      <text:section text:style-name="Sect1" text:name="Section1">
        <text:p text:style-name="P2">NAMA<text:tab/>:</text:p>
        <text:p text:style-name="P2">KELAS<text:tab/>: <text:span text:style-name="T4">II (DUA)</text:span></text:p>
        <text:p text:style-name="P2"><draw:line text:anchor-type="paragraph" draw:z-index="1" draw:name="Shape1" draw:style-name="gr1" draw:text-style-name="P9" svg:x1="-0.026cm" svg:y1="0.261cm" svg:x2="17.085cm" svg:y2="0.293cm"><text:p/></draw:line></text:p>
        <text:p text:style-name="P2">SOAL<text:tab/>:<text:tab/><text:span text:style-name="T2">AQIDAH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4"/>
      <text:p text:style-name="P5">1.<text:tab/><text:span text:style-name="T2">Iman artinya …..</text:span></text:p>
      <text:p text:style-name="P6"><text:tab/>A. Menyembah Allah SWT</text:p>
      <text:p text:style-name="P6"><text:tab/>B. Percaya dengan penuh keyakinan</text:p>
      <text:p text:style-name="P6"><text:tab/>C. Menjalankan perintah</text:p>
      <text:p text:style-name="P6">2.<text:tab/>Rukun iman ada berapa aperkara ?</text:p>
      <text:section text:style-name="Sect2" text:name="Section2">
        <text:p text:style-name="P6"><text:tab/>A. Lima</text:p>
        <text:p text:style-name="P6"><text:tab/>B. Empat</text:p>
        <text:p text:style-name="P6"><text:tab/>C. Enam</text:p>
        <text:p text:style-name="P6"><text:tab/>D. Tiga</text:p>
      </text:section>
      <text:p text:style-name="P6">3.<text:tab/>Rukun iman yang ke empat adalah iman kepada ?</text:p>
      <text:section text:style-name="Sect2" text:name="Section3">
        <text:p text:style-name="P6"><text:tab/>A. Hari kiamat</text:p>
        <text:p text:style-name="P6"><text:tab/>B. Allah SWT</text:p>
        <text:p text:style-name="P6"><text:tab/>C. Malaikat</text:p>
        <text:p text:style-name="P6"><text:tab/>D. Rasul</text:p>
      </text:section>
      <text:p text:style-name="P6">4.<text:tab/>Nabi yang termasuk ulul Azmi ada berapa ?</text:p>
      <text:section text:style-name="Sect2" text:name="Section4">
        <text:p text:style-name="P6"><text:tab/>A. Dua</text:p>
        <text:p text:style-name="P6"><text:tab/>B. Tiga</text:p>
        <text:p text:style-name="P6"><text:tab/>C. Empat</text:p>
        <text:p text:style-name="P6"><text:tab/>D. Lima</text:p>
      </text:section>
      <text:p text:style-name="P6">5.<text:tab/>Nabi yang tidak termasuk ulul azmi adalah ?</text:p>
      <text:section text:style-name="Sect2" text:name="Section5">
        <text:p text:style-name="P6"><text:tab/>A. Musa AS</text:p>
        <text:p text:style-name="P6"><text:tab/>B. Sulaeman AS</text:p>
        <text:p text:style-name="P6"><text:tab/>C. Ibrohim AS</text:p>
        <text:p text:style-name="P6"><text:tab/>D. Nuh AS</text:p>
      </text:section>
      <text:p text:style-name="P6">6.<text:tab/>Nabi yang termasuk ulul Azmi adalah ?</text:p>
      <text:section text:style-name="Sect2" text:name="Section6">
        <text:p text:style-name="P6"><text:tab/>A. Idris AS</text:p>
        <text:p text:style-name="P6"><text:tab/>B. Sholeh AS</text:p>
        <text:p text:style-name="P6"><text:tab/>C. Ibrohim AS</text:p>
        <text:p text:style-name="P6"><text:tab/>D. Hud AS</text:p>
      </text:section>
      <text:p text:style-name="P6">7.<text:tab/>Adam artinya adalah …</text:p>
      <text:section text:style-name="Sect2" text:name="Section7">
        <text:p text:style-name="P6"><text:tab/>A. Ada</text:p>
        <text:p text:style-name="P6"><text:tab/>B. Baru</text:p>
        <text:p text:style-name="P6"><text:tab/>C. Tidak ada</text:p>
        <text:p text:style-name="P6"><text:tab/>D. Rusak</text:p>
      </text:section>
      <text:p text:style-name="P6">8.<text:tab/>Rusak adalah arti dari ….</text:p>
      <text:section text:style-name="Sect2" text:name="Section8">
        <text:p text:style-name="P6"><text:tab/>A. Kekal</text:p>
        <text:p text:style-name="P6"><text:tab/>B. Khuduts</text:p>
        <text:p text:style-name="P6"><text:tab/>C. Adam</text:p>
        <text:p text:style-name="P6"><text:tab/>D. Fana</text:p>
      </text:section>
      <text:p text:style-name="P6">9.<text:tab/>Sifat yang mustahil bagi Allah Ada berapa …</text:p>
      <text:section text:style-name="Sect2" text:name="Section9">
        <text:p text:style-name="P6"><text:tab/>A. 30</text:p>
        <text:p text:style-name="P6"><text:tab/>B. 40</text:p>
        <text:p text:style-name="P6"><text:tab/>C. 50</text:p>
        <text:p text:style-name="P6"><text:tab/>D. 20</text:p>
      </text:section>
      <text:p text:style-name="P6">10.<text:tab/>Kitab injil diturunkan kepada nabi …</text:p>
      <text:section text:style-name="Sect2" text:name="Section10">
        <text:p text:style-name="P6"><text:tab/>A. Muhammad SAW</text:p>
        <text:p text:style-name="P6"><text:tab/>B. Isa AS</text:p>
        <text:p text:style-name="P6"><text:tab/>C. Daud AS</text:p>
        <text:p text:style-name="P6"><text:tab/>D. Musa AS</text:p>
      </text:section>
      <text:p text:style-name="P6">11.<text:tab/>Al Qur’an pertama kali di turunkan di kota ?</text:p>
      <text:section text:style-name="Sect2" text:name="Section11">
        <text:p text:style-name="P6"><text:tab/>A. Madinah </text:p>
        <text:p text:style-name="P6"><text:tab/>B. Palestina</text:p>
        <text:p text:style-name="P6"><text:tab/>C. Mekkah</text:p>
        <text:p text:style-name="P6"><text:tab/>D. Suriah</text:p>
      </text:section>
      <text:p text:style-name="P6">12.<text:tab/>Syetan sangat cerdik dalam hal?</text:p>
      <text:p text:style-name="P6"><text:tab/>A. Menipu dan menggoda manusia</text:p>
      <text:p text:style-name="P6"><text:tab/>B. Mengajak kebaikan</text:p>
      <text:p text:style-name="P6"><text:tab/>C. Mengajak kebenaran</text:p>
      <text:p text:style-name="P6">13.<text:tab/>Malaikat yang terdapat dalam Al Qur’an ada berapa?</text:p>
      <text:section text:style-name="Sect2" text:name="Section12">
        <text:p text:style-name="P6"><text:tab/>A. Dua puluh</text:p>
        <text:p text:style-name="P6"><text:tab/>B. Tiga puluh</text:p>
        <text:p text:style-name="P6"><text:tab/>C. Sepuluh</text:p>
        <text:p text:style-name="P6"><text:tab/>D. Lima belas</text:p>
      </text:section>
      <text:p text:style-name="P6"/>
      <text:p text:style-name="P6"><text:soft-page-break/>14.<text:tab/>Malaikat yang bertugas mencatat amal baik adalah ?</text:p>
      <text:section text:style-name="Sect2" text:name="Section13">
        <text:p text:style-name="P6"><text:tab/>A. Munkar</text:p>
        <text:p text:style-name="P6"><text:tab/>B. Nakir</text:p>
        <text:p text:style-name="P6"><text:tab/>C. Rokib</text:p>
        <text:p text:style-name="P6"><text:tab/>D. Atid</text:p>
      </text:section>
      <text:p text:style-name="P6">15.<text:tab/>Malaikat Malik bertugas ?</text:p>
      <text:section text:style-name="Sect2" text:name="Section14">
        <text:p text:style-name="P6"><text:tab/>A. Menurunkan wahyu</text:p>
        <text:p text:style-name="P6"><text:tab/>B. Menjaga surga</text:p>
        <text:p text:style-name="P6"><text:tab/>C. Menjaga neraka</text:p>
        <text:p text:style-name="P6"><text:tab/>D. Mencabut nyawa</text:p>
      </text:section>
      <text:p text:style-name="P6">16.<text:tab/>Malaikat termasuk makhluk yang sangat…</text:p>
      <text:section text:style-name="Sect2" text:name="Section15">
        <text:p text:style-name="P6"><text:tab/>A. Durhaka</text:p>
        <text:p text:style-name="P6"><text:tab/>B. Taat dan patuh</text:p>
        <text:p text:style-name="P6"><text:tab/>C. Tercela</text:p>
        <text:p text:style-name="P6"><text:tab/>D. Kasar</text:p>
      </text:section>
      <text:p text:style-name="P6">17.<text:tab/>Alam malaikat yaitu bernama ..</text:p>
      <text:section text:style-name="Sect2" text:name="Section16">
        <text:p text:style-name="P6"><text:tab/>A. Alam Barzah</text:p>
        <text:p text:style-name="P6"><text:tab/>B. Alam Akherat</text:p>
        <text:p text:style-name="P6"><text:tab/>C. Alam malakut</text:p>
        <text:p text:style-name="P6"><text:tab/>D. Alam gaib</text:p>
      </text:section>
      <text:p text:style-name="P6">18.<text:tab/>Alam yang dilalui manusia ada berapa ?</text:p>
      <text:section text:style-name="Sect2" text:name="Section17">
        <text:p text:style-name="P6"><text:tab/>A. Enam</text:p>
        <text:p text:style-name="P6"><text:tab/>B. Lima</text:p>
        <text:p text:style-name="P6"><text:tab/>C. Empat</text:p>
        <text:p text:style-name="P6"><text:tab/>D. Tiga</text:p>
      </text:section>
      <text:p text:style-name="P6">19.<text:tab/>Yang termasuk perintah Allah adalah ? Kecuali !</text:p>
      <text:section text:style-name="Sect2" text:name="Section18">
        <text:p text:style-name="P6"><text:tab/>A. Sholat fardu</text:p>
        <text:p text:style-name="P6"><text:tab/>B. Puasa Ramadhan</text:p>
        <text:p text:style-name="P6"><text:tab/>C. Mengambil hak orang lain</text:p>
        <text:p text:style-name="P6"><text:tab/>D. Zakat</text:p>
      </text:section>
      <text:p text:style-name="P8">20.<text:tab/>Perkara yang termasuk larangan Allah Adalah</text:p>
      <text:section text:style-name="Sect2" text:name="Section19">
        <text:p text:style-name="P8"><text:tab/>A. Sedekah</text:p>
        <text:p text:style-name="P8"><text:tab/>B. Menghina orang lain</text:p>
        <text:p text:style-name="P8"><text:tab/>C. Puasa Ramadhan</text:p>
        <text:p text:style-name="P8"><text:tab/>D. Zakat</text:p>
      </text:section>
      <text:p text:style-name="P6"/>
      <text:p text:style-name="P7"/>
      <text:p text:style-name="P7"/>
      <text:p text:style-name="P7"/>
      <text:p text:style-name="P7">SELAMAT MENGERJAK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1T10:15:56.750793815</dc:date>
    <dc:creator>Richie Rahmat Hidayat</dc:creator>
    <meta:editing-duration>PT2H56M14S</meta:editing-duration>
    <meta:editing-cycles>66</meta:editing-cycles>
    <meta:document-statistic meta:table-count="0" meta:image-count="0" meta:object-count="0" meta:page-count="2" meta:paragraph-count="108" meta:word-count="389" meta:character-count="2017" meta:non-whitespace-character-count="1657"/>
  </office:meta>
</office:document-meta>
</file>